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new roman" svg:font-family="'Times new roman'" style:font-family-generic="roman"/>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Nimbus Mono L" svg:font-family="'Nimbus Mono 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007in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0007in solid #000000"/>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007in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0007in solid #000000"/>
    </style:style>
    <style:style style:name="Table15" style:family="table">
      <style:table-properties style:width="6.925in" table:align="margins"/>
    </style:style>
    <style:style style:name="Table15.A" style:family="table-column">
      <style:table-column-properties style:column-width="6.925in" style:rel-column-width="65535*"/>
    </style:style>
    <style:style style:name="Table15.A1" style:family="table-cell">
      <style:table-cell-properties fo:padding="0.0382in" fo:border="0.0007in solid #000000"/>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0.0007in solid #000000"/>
    </style:style>
    <style:style style:name="Table17" style:family="table">
      <style:table-properties style:width="6.925in" table:align="margins"/>
    </style:style>
    <style:style style:name="Table17.A" style:family="table-column">
      <style:table-column-properties style:column-width="6.925in" style:rel-column-width="65535*"/>
    </style:style>
    <style:style style:name="Table17.A1" style:family="table-cell">
      <style:table-cell-properties fo:padding="0.0382in" fo:border="0.0007in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007in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007in solid #000000"/>
    </style:style>
    <style:style style:name="P1" style:family="paragraph" style:parent-style-name="Text_20_body">
      <style:text-properties fo:font-weight="bold"/>
    </style:style>
    <style:style style:name="P2" style:family="paragraph" style:parent-style-name="Text_20_body">
      <style:paragraph-properties fo:margin-top="0in" fo:margin-bottom="0in"/>
    </style:style>
    <style:style style:name="P3" style:family="paragraph" style:parent-style-name="Preformatted_20_Text">
      <style:text-properties style:font-name="Courier New" fo:font-size="11pt" style:font-size-asian="11pt" style:font-size-complex="11pt"/>
    </style:style>
    <style:style style:name="P4" style:family="paragraph" style:parent-style-name="Preformatted_20_Text">
      <style:paragraph-properties fo:margin-top="0in" fo:margin-bottom="0.1965in"/>
    </style:style>
    <style:style style:name="P5"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6" style:family="paragraph" style:parent-style-name="Standard">
      <style:paragraph-properties fo:text-align="center" style:justify-single-word="false"/>
    </style:style>
    <style:style style:name="P7" style:family="paragraph" style:parent-style-name="Preformatted_20_Text">
      <style:paragraph-properties fo:margin-top="0in" fo:margin-bottom="0.0201in"/>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6"/>
    <style:style style:name="P14" style:family="paragraph" style:parent-style-name="Text_20_body" style:list-style-name="L7"/>
    <style:style style:name="P15" style:family="paragraph" style:parent-style-name="Text_20_body">
      <style:text-properties style:font-name="Courier New" fo:font-size="12pt" style:font-size-asian="12pt" style:font-size-complex="12pt"/>
    </style:style>
    <style:style style:name="P16" style:family="paragraph" style:parent-style-name="Text_20_body">
      <style:text-properties style:font-name="Times new roman" fo:font-size="12pt" style:font-size-asian="12pt" style:font-size-complex="12pt"/>
    </style:style>
    <style:style style:name="P17" style:family="paragraph" style:parent-style-name="Text_20_body" style:list-style-name="L8"/>
    <style:style style:name="P18" style:family="paragraph" style:parent-style-name="Text_20_body" style:list-style-name="L9"/>
    <style:style style:name="P19" style:family="paragraph" style:parent-style-name="Text_20_body" style:list-style-name="L10"/>
    <style:style style:name="P20" style:family="paragraph" style:parent-style-name="Text_20_body" style:list-style-name="L11"/>
    <style:style style:name="P21" style:family="paragraph" style:parent-style-name="Text_20_body" style:list-style-name="L12"/>
    <style:style style:name="P22" style:family="paragraph" style:parent-style-name="Text_20_body" style:list-style-name="L13"/>
    <style:style style:name="P23" style:family="paragraph" style:parent-style-name="Text_20_body" style:list-style-name="L1">
      <style:paragraph-properties fo:margin-top="0in" fo:margin-bottom="0in"/>
    </style:style>
    <style:style style:name="P24" style:family="paragraph" style:parent-style-name="Text_20_body" style:list-style-name="L2">
      <style:paragraph-properties fo:margin-top="0in" fo:margin-bottom="0in"/>
    </style:style>
    <style:style style:name="P25" style:family="paragraph" style:parent-style-name="Text_20_body" style:list-style-name="L3">
      <style:paragraph-properties fo:margin-top="0in" fo:margin-bottom="0in"/>
    </style:style>
    <style:style style:name="P26" style:family="paragraph" style:parent-style-name="Text_20_body" style:list-style-name="L4">
      <style:paragraph-properties fo:margin-top="0in" fo:margin-bottom="0in"/>
    </style:style>
    <style:style style:name="P27" style:family="paragraph" style:parent-style-name="Text_20_body" style:list-style-name="L5">
      <style:paragraph-properties fo:margin-top="0in" fo:margin-bottom="0in"/>
    </style:style>
    <style:style style:name="P28" style:family="paragraph" style:parent-style-name="Text_20_body" style:list-style-name="L6">
      <style:paragraph-properties fo:margin-top="0in" fo:margin-bottom="0in"/>
    </style:style>
    <style:style style:name="P29" style:family="paragraph" style:parent-style-name="Text_20_body" style:list-style-name="L7">
      <style:paragraph-properties fo:margin-top="0in" fo:margin-bottom="0in"/>
    </style:style>
    <style:style style:name="P30" style:family="paragraph" style:parent-style-name="Text_20_body" style:list-style-name="L8">
      <style:paragraph-properties fo:margin-top="0in" fo:margin-bottom="0in"/>
    </style:style>
    <style:style style:name="P31" style:family="paragraph" style:parent-style-name="Text_20_body" style:list-style-name="L10">
      <style:paragraph-properties fo:margin-top="0in" fo:margin-bottom="0in"/>
    </style:style>
    <style:style style:name="P32" style:family="paragraph" style:parent-style-name="Preformatted_20_Text">
      <style:paragraph-properties fo:margin-top="0in" fo:margin-bottom="0.1965in"/>
    </style:style>
    <style:style style:name="T1" style:family="text">
      <style:text-properties fo:font-weight="bold"/>
    </style:style>
    <style:style style:name="T2" style:family="text">
      <style:text-properties style:font-name="Nimbus Mono L"/>
    </style:style>
    <style:style style:name="T3" style:family="text">
      <style:text-properties fo:color="#008000"/>
    </style:style>
    <style:style style:name="T4" style:family="text">
      <style:text-properties fo:color="#800000"/>
    </style:style>
    <style:style style:name="T5" style:family="text">
      <style:text-properties fo:color="#ff0000"/>
    </style:style>
    <style:style style:name="T6" style:family="text">
      <style:text-properties fo:color="#ffb515"/>
    </style:style>
    <style:style style:name="T7" style:family="text">
      <style:text-properties style:font-name="Nimbus Mono L"/>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Manifold 0.9 Component Developer's Guide</text:p>
      <text:p text:style-name="P5"/>
      <text:p text:style-name="P6">February 21, 2013</text:p>
      <text:p text:style-name="Standard"/>
      <text:p text:style-name="Standard"/>
      <text:h text:style-name="Heading_20_1" text:outline-level="1"><text:bookmark text:name="sec_intro"/>Introduction</text:h>
      <text:p text:style-name="Text_20_body">Manifold is a parallel discrete event simulation framework for simulation of modern multicore computer architectures. The software package consists of a parallel simulation kernel, a collection of component models, and a few ready-to-use simulator programs. Manifold adopts a layered software architecture and separates the system into a simulation kernel layer and a models layer. In addition, Manifold is highly modularized. As a general rule, a Manifold component does not depend on any other components. Through the interface conventions, components can communicate with each other without any compile-time inter-dependence.</text:p>
      <text:p text:style-name="Text_20_body">This developer's guide describes how a developer can create a new component for Manifold or port an existing component to Manifold.</text:p>
      <text:p text:style-name="Text_20_body"/>
      <text:h text:style-name="Heading_20_1" text:outline-level="1"><text:bookmark text:name="sec_component"/><text:bookmark text:name="sec_directory"/>Writing a Manifold Component</text:h>
      <text:p text:style-name="Text_20_body"/>
      <text:p text:style-name="Text_20_body">General requirements for a Manifold component include the following:</text:p>
      <text:list xml:id="list872088111" text:style-name="L1">
        <text:list-item>
          <text:p text:style-name="P23">A component must be a sub-class of <text:span text:style-name="Source_20_Text"><text:span text:style-name="T2">Manifold</text:span></text:span><text:span text:style-name="T2"> :: Component</text:span>. </text:p>
        </text:list-item>
        <text:list-item>
          <text:p text:style-name="P23">For each input port, an event handler function must be defined. </text:p>
        </text:list-item>
        <text:list-item>
          <text:p text:style-name="P23">For output the <text:span text:style-name="Source_20_Text"><text:span text:style-name="T2">Send()</text:span></text:span> function inherited from <text:span text:style-name="Source_20_Text"><text:span text:style-name="T2">Manifold</text:span></text:span><text:span text:style-name="T2"> :: Component()</text:span> should be used. </text:p>
        </text:list-item>
        <text:list-item>
          <text:p text:style-name="P8">Optionally, a component can define a pair of functions to be called at every rising or falling edge of a clock, respectively. </text:p>
        </text:list-item>
      </text:list>
      <text:p text:style-name="Text_20_body">An example component is shown below:</text:p>
      <text:p text:style-name="Text_20_body"/>
      <table:table table:name="Table4" table:style-name="Table4">
        <table:table-column table:style-name="Table4.A"/>
        <table:table-row>
          <table:table-cell table:style-name="Table4.A1" office:value-type="string">
            <text:p text:style-name="P3"><text:span text:style-name="T3">class</text:span> MyComponent : <text:span text:style-name="T3">public</text:span> manifold::kernel::Component</text:p>
            <text:p text:style-name="Preformatted_20_Text">{</text:p>
            <text:p text:style-name="Preformatted_20_Text"><text:span text:style-name="T3">public</text:span>:</text:p>
            <text:p text:style-name="Preformatted_20_Text"><text:s text:c="4"/><text:span text:style-name="T3">enum</text:span> {PORT0=0, PORT1};</text:p>
            <text:p text:style-name="Preformatted_20_Text"/>
            <text:p text:style-name="Preformatted_20_Text"><text:s text:c="4"/><text:span text:style-name="T4">void</text:span> handler0(<text:span text:style-name="T4">int</text:span>, MyDataType0*);</text:p>
            <text:p text:style-name="Preformatted_20_Text"><text:s text:c="4"/><text:span text:style-name="T4">void</text:span> handler1(<text:span text:style-name="T4">int</text:span>, MyDataType1*);</text:p>
            <text:p text:style-name="Preformatted_20_Text"/>
            <text:p text:style-name="Preformatted_20_Text"><text:s text:c="4"/><text:span text:style-name="T4">void</text:span> rising();</text:p>
            <text:p text:style-name="Preformatted_20_Text"><text:s text:c="4"/><text:span text:style-name="T4">void</text:span> falling();</text:p>
            <text:p text:style-name="P4">};</text:p>
          </table:table-cell>
        </table:table-row>
      </table:table>
      <text:p text:style-name="Text_20_body"/>
      <text:p text:style-name="Text_20_body"/>
      <text:h text:style-name="Heading_20_2" text:outline-level="2"><text:soft-page-break/>Event Handler</text:h>
      <text:p text:style-name="Text_20_body"/>
      <text:p text:style-name="Text_20_body">For each input port of you component you should define an event handler.</text:p>
      <text:list xml:id="list1366596530" text:style-name="L2">
        <text:list-item>
          <text:p text:style-name="P24">An event handler is a member function of your component class. </text:p>
        </text:list-item>
        <text:list-item>
          <text:p text:style-name="P24">An event handler takes two parameters:</text:p>
          <text:list>
            <text:list-item>
              <text:p text:style-name="P24">The first parameter is the port number, which should start with 0. </text:p>
            </text:list-item>
            <text:list-item>
              <text:p text:style-name="P24">The second is the data type that you expect on the port. The data type can be a plain type or a pointer type. <text:span text:style-name="T1">It cannot be a reference.</text:span> </text:p>
            </text:list-item>
          </text:list>
        </text:list-item>
        <text:list-item>
          <text:p text:style-name="P24">An event handler returns no value. </text:p>
        </text:list-item>
        <text:list-item>
          <text:p text:style-name="P9"><text:span text:style-name="T5">If the 2nd input is a pointer, it is the handler's responsibility to release the memory.</text:span> </text:p>
        </text:list-item>
      </text:list>
      <text:p text:style-name="Text_20_body"/>
      <text:h text:style-name="Heading_20_2" text:outline-level="2"><text:bookmark text:name="sec_clock_callback"/>Clock Callbacks</text:h>
      <text:p text:style-name="Text_20_body">Optionally, you can define one or two functions to be registered with a clock. Once registered, the function will be called on every rising or falling edge of the clock. You can register with either the rising or the falling edge, or both. The clock callbacks takes no parameter and returns no value, such as the <text:span text:style-name="Source_20_Text"><text:span text:style-name="T2">rising()</text:span></text:span> and <text:span text:style-name="Source_20_Text"><text:span text:style-name="T2">falling()</text:span></text:span> functions in the example above.</text:p>
      <text:p text:style-name="Text_20_body"/>
      <text:h text:style-name="Heading_20_2" text:outline-level="2"><text:bookmark text:name="sec_convention"/>Component Interface Conventions</text:h>
      <text:p text:style-name="Text_20_body">To make components independent of each other, the general convention for the interfaces are:</text:p>
      <text:list xml:id="list785937205" text:style-name="L3">
        <text:list-item>
          <text:p text:style-name="P25">An event handler should be a template function with the type of the data it expects being the template parameter. </text:p>
        </text:list-item>
        <text:list-item>
          <text:p text:style-name="P10">A component sends its own data type that implements required functions. </text:p>
        </text:list-item>
      </text:list>
      <text:p text:style-name="Text_20_body"/>
      <text:p text:style-name="Text_20_body"/>
      <text:h text:style-name="Heading_20_1" text:outline-level="1"><text:bookmark text:name="sec_overview"/>Writing a Processor Model</text:h>
      <text:p text:style-name="Text_20_body"/>
      <text:p text:style-name="Text_20_body">A processor model has only one interface: the processor-cache interface. A processor sends requests to a cache, and the cache sends responses back.</text:p>
      <text:p text:style-name="Text_20_body"/>
      <text:p text:style-name="P1">Message to cache</text:p>
      <text:p text:style-name="Text_20_body">The processor model defines its own request data type for the processor-cache interface. At present, it is assumed that the same data type is used by the cache to send responses. However, <text:span text:style-name="Emphasis">this may change in the near future such that the cache sends its own data type for response.</text:span></text:p>
      <text:p text:style-name="Text_20_body">The data type for the processor-to-cache requests must implement the following two functions:</text:p>
      <text:list xml:id="list966288675" text:style-name="L4">
        <text:list-item>
          <text:p text:style-name="P26"><text:span text:style-name="Source_20_Text"><text:span text:style-name="T2">get_addr()</text:span></text:span>. This functions returns a 64-bit integer that is the memory address for which the cache request is made. </text:p>
        </text:list-item>
        <text:list-item>
          <text:p text:style-name="P11"><text:soft-page-break/><text:span text:style-name="Source_20_Text"><text:span text:style-name="T2">is_read()</text:span></text:span>. This function returns true if the request is a read(load), and false if it is a write(store). </text:p>
        </text:list-item>
      </text:list>
      <text:p text:style-name="Text_20_body"/>
      <text:p text:style-name="Text_20_body"/>
      <text:h text:style-name="Heading_20_1" text:outline-level="1">Writing a Cache Model</text:h>
      <text:p text:style-name="Text_20_body"/>
      <text:p text:style-name="Text_20_body">A cache model has two interfaces: the processor-cache interface and the cache-network interface.</text:p>
      <text:h text:style-name="Heading_20_2" text:outline-level="2"><text:bookmark text:name="sec_proc_cache"/>The Processor-Cache Interface</text:h>
      <text:p text:style-name="Text_20_body">On the process-cache interface, the processor sends requests to the cache and the cache sends responses back.</text:p>
      <text:p text:style-name="P1">Message from processor</text:p>
      <text:p text:style-name="Text_20_body">The processor model's request is supposed to implement the following two functions:</text:p>
      <text:list xml:id="list805427367" text:style-name="L5">
        <text:list-item>
          <text:p text:style-name="P27"><text:span text:style-name="Source_20_Text"><text:span text:style-name="T2">get_addr()</text:span></text:span>. This functions returns a 64-bit integer that is the memory address for which the cache request is made. </text:p>
        </text:list-item>
        <text:list-item>
          <text:p text:style-name="P12"><text:span text:style-name="Source_20_Text"><text:span text:style-name="T2">is_read()</text:span></text:span>. This function returns true if the request is a read(load), and false if it is a write(store). </text:p>
        </text:list-item>
      </text:list>
      <text:p text:style-name="Text_20_body">The cache model's event handler for the processor-cache interface should be a template function similar to the following:</text:p>
      <text:p text:style-name="Standard"/>
      <text:p text:style-name="Standard"/>
      <table:table table:name="Table12" table:style-name="Table12">
        <table:table-column table:style-name="Table12.A"/>
        <table:table-row>
          <table:table-cell table:style-name="Table12.A1" office:value-type="string">
            <text:p text:style-name="Preformatted_20_Text"><text:span text:style-name="T3">tempalte</text:span>&lt;<text:span text:style-name="T3">typename</text:span> T&gt;</text:p>
            <text:p text:style-name="P7"><text:span text:style-name="T4">void</text:span> my_cache_req_handler(<text:span text:style-name="T4">int</text:span>, T*);</text:p>
          </table:table-cell>
        </table:table-row>
      </table:table>
      <text:p text:style-name="Standard"/>
      <text:p text:style-name="Standard"/>
      <text:p text:style-name="Text_20_body">The template type T is the type of the requests from the processor.</text:p>
      <text:p text:style-name="P1">Message to processor</text:p>
      <text:p text:style-name="Text_20_body">Currently it is required that the cache model sends back to the processor the same data type as what it gets from the processor. Therefore, if the processor sends type T to the cache, then the cache must respond with the same type T.</text:p>
      <text:p text:style-name="Text_20_body"/>
      <text:h text:style-name="Heading_20_2" text:outline-level="2"><text:bookmark text:name="sec_cache_net"/>The Cache-Network Interface</text:h>
      <text:p text:style-name="Text_20_body">If the cache model is not directly connected to the interconnection network, it can send/receive its own data type. If it is connected to the network, then it should send/receive <text:span text:style-name="Source_20_Text"><text:span text:style-name="T2">manifold::uarch::NetworkPacket</text:span></text:span>, which is defined as follows:</text:p>
      <text:p text:style-name="Standard"/>
      <table:table table:name="Table13" table:style-name="Table13">
        <table:table-column table:style-name="Table13.A"/>
        <table:table-row>
          <table:table-cell table:style-name="Table13.A1" office:value-type="string">
            <text:p text:style-name="Preformatted_20_Text"><text:span text:style-name="T3">class</text:span> NetworkPacket {</text:p>
            <text:p text:style-name="Preformatted_20_Text"><text:span text:style-name="T3">public</text:span>:</text:p>
            <text:p text:style-name="Preformatted_20_Text"><text:soft-page-break/><text:s text:c="4"/><text:span text:style-name="T3">static</text:span> <text:span text:style-name="T3">const</text:span> int MAX_SIZE = 256;</text:p>
            <text:p text:style-name="Preformatted_20_Text"/>
            <text:p text:style-name="Preformatted_20_Text"><text:s text:c="4"/><text:span text:style-name="T4">int</text:span> get_type() { <text:span text:style-name="T6">return</text:span> type; }</text:p>
            <text:p text:style-name="Preformatted_20_Text"><text:s text:c="4"/><text:span text:style-name="T4">void</text:span> set_type(int t) { type = t; }</text:p>
            <text:p text:style-name="Preformatted_20_Text"><text:s text:c="4"/><text:span text:style-name="T4">int</text:span> get_src() { <text:span text:style-name="T6">return</text:span> src; }</text:p>
            <text:p text:style-name="Preformatted_20_Text"><text:s text:c="4"/><text:span text:style-name="T4">void</text:span> set_src(int s) { src = s; }</text:p>
            <text:p text:style-name="Preformatted_20_Text"><text:s text:c="4"/><text:span text:style-name="T4">int</text:span> get_src_port() { <text:span text:style-name="T6">return</text:span> src_port; }</text:p>
            <text:p text:style-name="Preformatted_20_Text"><text:s text:c="4"/><text:span text:style-name="T4">void</text:span> set_src_port(int s) { src_port = s; }</text:p>
            <text:p text:style-name="Preformatted_20_Text"><text:s text:c="4"/><text:span text:style-name="T4">int</text:span> get_dst() { <text:span text:style-name="T6">return</text:span> dst; }</text:p>
            <text:p text:style-name="Preformatted_20_Text"><text:s text:c="4"/><text:span text:style-name="T4">void</text:span> set_dst(int d) { dst = d; }</text:p>
            <text:p text:style-name="Preformatted_20_Text"><text:s text:c="4"/><text:span text:style-name="T4">int</text:span> get_dst_port() { <text:span text:style-name="T6">return</text:span> dst_port; }</text:p>
            <text:p text:style-name="Preformatted_20_Text"><text:s text:c="4"/><text:span text:style-name="T4">void</text:span> set_dst_port(int d) { dst_port = d; }</text:p>
            <text:p text:style-name="Preformatted_20_Text"/>
            <text:p text:style-name="Preformatted_20_Text"><text:s text:c="4"/><text:span text:style-name="T4">int</text:span> type;</text:p>
            <text:p text:style-name="Preformatted_20_Text"><text:s text:c="4"/><text:span text:style-name="T4">int</text:span> src;</text:p>
            <text:p text:style-name="Preformatted_20_Text"><text:s text:c="4"/><text:span text:style-name="T4">int</text:span> src_port;</text:p>
            <text:p text:style-name="Preformatted_20_Text"><text:s text:c="4"/><text:span text:style-name="T4">int</text:span> dst;</text:p>
            <text:p text:style-name="Preformatted_20_Text"><text:s text:c="4"/><text:span text:style-name="T4">int</text:span> dst_port;</text:p>
            <text:p text:style-name="Preformatted_20_Text"><text:s text:c="4"/><text:span text:style-name="T4">char</text:span> data[MAX_SIZE];</text:p>
            <text:p text:style-name="Preformatted_20_Text"><text:s text:c="4"/><text:span text:style-name="T4">int</text:span> data_size;</text:p>
            <text:p text:style-name="P7">};</text:p>
          </table:table-cell>
        </table:table-row>
      </table:table>
      <text:h text:style-name="Heading_20_1" text:outline-level="1" text:is-list-header="true"/>
      <text:p text:style-name="Text_20_body">The cache model's own data should be serialized and stored in the member variable (an array) <text:span text:style-name="Source_20_Text"><text:span text:style-name="T2">data</text:span></text:span> of <text:span text:style-name="Source_20_Text"><text:span text:style-name="T2">NetworkPacket</text:span></text:span>. The simplest way to do this is just using byte-wise copy:</text:p>
      <text:p text:style-name="Text_20_body"/>
      <table:table table:name="Table14" table:style-name="Table14">
        <table:table-column table:style-name="Table14.A"/>
        <table:table-row>
          <table:table-cell table:style-name="Table14.A1" office:value-type="string">
            <text:p text:style-name="Preformatted_20_Text">MyDataType* obj;</text:p>
            <text:p text:style-name="Preformatted_20_Text">NetworkPacket* pkt = <text:span text:style-name="T3">new</text:span> NetworkPacket();</text:p>
            <text:p text:style-name="P7">*((MyDataType*)pkt-&gt;data) = obj;</text:p>
          </table:table-cell>
        </table:table-row>
      </table:table>
      <text:p text:style-name="Standard"/>
      <text:p text:style-name="Text_20_body">A cache model could send two types of messages over the network:</text:p>
      <text:list xml:id="list80109168" text:style-name="L6">
        <text:list-item>
          <text:p text:style-name="P28">Cache-to-cache messages, such as coherence messages. </text:p>
        </text:list-item>
        <text:list-item>
          <text:p text:style-name="P13">Cache-to-memory messages. </text:p>
        </text:list-item>
      </text:list>
      <text:p text:style-name="Text_20_body">Both are carried by <text:span text:style-name="Source_20_Text"><text:span text:style-name="T2">NetworkPacket</text:span></text:span>.</text:p>
      <text:p text:style-name="Text_20_body">Conversely, a cache model also receives two types of messages: from another cache or from memory. The event handler for its network input should be a templated function as follows:</text:p>
      <text:p text:style-name="Text_20_body"/>
      <table:table table:name="Table15" table:style-name="Table15">
        <table:table-column table:style-name="Table15.A"/>
        <table:table-row>
          <table:table-cell table:style-name="Table15.A1" office:value-type="string">
            <text:p text:style-name="Preformatted_20_Text"><text:span text:style-name="T3">template</text:span>&lt;<text:span text:style-name="T3">typename</text:span> T&gt;</text:p>
            <text:p text:style-name="P7"><text:span text:style-name="T4">void</text:span> my_net_handler(<text:span text:style-name="T4">int</text:span>, manifold::uarch::NetworkPacket*);</text:p>
          </table:table-cell>
        </table:table-row>
      </table:table>
      <text:p text:style-name="Standard"/>
      <text:p text:style-name="Text_20_body">where the template parameter <text:span text:style-name="Source_20_Text">T</text:span> is the data type from memory controller and is supposed to define the following two functions:</text:p>
      <text:list xml:id="list594832462" text:style-name="L7">
        <text:list-item>
          <text:p text:style-name="P29"><text:span text:style-name="Source_20_Text"><text:span text:style-name="T2">get_addr()</text:span></text:span>. This functions returns a 64-bit integer that is the memory address for which the cache request is made. </text:p>
        </text:list-item>
        <text:list-item>
          <text:p text:style-name="P14"><text:span text:style-name="Source_20_Text"><text:span text:style-name="T2">is_read()</text:span></text:span>. This function returns true if the request is a read(load), and false if it is a write(store). </text:p>
        </text:list-item>
      </text:list>
      <text:p text:style-name="Text_20_body"><text:soft-page-break/>Pseudo code for the cache model's event handler for the cache-network interface is given below:</text:p>
      <text:p text:style-name="Text_20_body"/>
      <table:table table:name="Table16" table:style-name="Table16">
        <table:table-column table:style-name="Table16.A"/>
        <table:table-row>
          <table:table-cell table:style-name="Table16.A1" office:value-type="string">
            <text:p text:style-name="Preformatted_20_Text"><text:span text:style-name="T3">template</text:span>&lt;<text:span text:style-name="T3">typename</text:span> T&gt;</text:p>
            <text:p text:style-name="Preformatted_20_Text"><text:span text:style-name="T4">void</text:span> my_net_handler(<text:span text:style-name="T4">int</text:span>, manifold::uarch::NetworkPacket* pkt)</text:p>
            <text:p text:style-name="Preformatted_20_Text">{</text:p>
            <text:p text:style-name="Preformatted_20_Text"><text:s text:c="4"/>IF pkt-&gt;type == coherence message THEN</text:p>
            <text:p text:style-name="Preformatted_20_Text"><text:s text:c="8"/>MyCohMsg* coh = <text:s/>new MyCohMsg();</text:p>
            <text:p text:style-name="Preformatted_20_Text"><text:s text:c="8"/>*coh = *((MyCohMsg*)(pkt-&gt;data));</text:p>
            <text:p text:style-name="Preformatted_20_Text"><text:s text:c="8"/>process(coh);</text:p>
            <text:p text:style-name="Preformatted_20_Text"><text:s text:c="4"/>ELSE IF pkt-&gt;type == memory message THEN</text:p>
            <text:p text:style-name="Preformatted_20_Text"><text:s text:c="8"/>T objT = *((T*)(pkt-&gt;data));</text:p>
            <text:p text:style-name="Preformatted_20_Text"><text:s text:c="8"/>MyMemMsg* mem = new MyMemMsg;</text:p>
            <text:p text:style-name="Preformatted_20_Text"><text:s text:c="8"/>Set the member values of mem with objT;</text:p>
            <text:p text:style-name="Preformatted_20_Text"><text:s text:c="8"/>process(mem);</text:p>
            <text:p text:style-name="Preformatted_20_Text"><text:s text:c="4"/>END IF</text:p>
            <text:p text:style-name="P7">}</text:p>
          </table:table-cell>
        </table:table-row>
      </table:table>
      <text:p text:style-name="Standard"/>
      <text:p text:style-name="Standard"/>
      <text:h text:style-name="Heading_20_2" text:outline-level="2"><text:bookmark text:name="sec_msg_type"/>Message Types</text:h>
      <text:p text:style-name="Text_20_body">As discussed above, a cache model has to deal with at least two message types: cache message and memory message. The model developer should not hard code the values for the message types. Instead, the value for the message types should be set in the constructor or in an access function. The specific values for the messsage types should be left to the system model builder to decide.</text:p>
      <text:p text:style-name="Text_20_body"/>
      <text:p text:style-name="Text_20_body"/>
      <text:h text:style-name="Heading_20_1" text:outline-level="1">Writing a Network Model</text:h>
      <text:p text:style-name="Text_20_body">A network sends and receives the same data type. The event handler for a network model can specify <text:span text:style-name="Source_20_Text"><text:span text:style-name="T2">NetworkPacket</text:span></text:span> as its input or use a tempalte function, as follows:</text:p>
      <text:p text:style-name="Text_20_body"/>
      <text:p text:style-name="Text_20_body"/>
      <table:table table:name="Table17" table:style-name="Table17">
        <table:table-column table:style-name="Table17.A"/>
        <table:table-row>
          <table:table-cell table:style-name="Table17.A1" office:value-type="string">
            <text:p text:style-name="Preformatted_20_Text"><text:span text:style-name="T4">void</text:span> myHandler(<text:span text:style-name="T4">int</text:span>, manifold::uarch::NetworkPacket*);</text:p>
            <text:p text:style-name="Preformatted_20_Text"/>
            <text:p text:style-name="Preformatted_20_Text">OR</text:p>
            <text:p text:style-name="Preformatted_20_Text"/>
            <text:p text:style-name="Preformatted_20_Text"><text:span text:style-name="T3">template</text:span>&lt;<text:span text:style-name="T3">typename</text:span> T&gt;</text:p>
            <text:p text:style-name="P7"><text:span text:style-name="T4">void</text:span> myHandler(<text:span text:style-name="T4">int</text:span>, T*);</text:p>
          </table:table-cell>
        </table:table-row>
      </table:table>
      <text:h text:style-name="Heading_20_2" text:outline-level="2" text:is-list-header="true"/>
      <text:p text:style-name="P2"/>
      <text:p text:style-name="P2"/>
      <text:p text:style-name="Preformatted_20_Text"/>
      <text:p text:style-name="Text_20_body"/>
      <text:h text:style-name="Heading_20_1" text:outline-level="1"><text:soft-page-break/>Writing a Memory Controller Model</text:h>
      <text:p text:style-name="Text_20_body"/>
      <text:p text:style-name="Text_20_body">A memory controller has one interface: the memory controller-network interface. It sends/receives <text:span text:style-name="Source_20_Text"><text:span text:style-name="T2">NetworkPacket</text:span></text:span> which carries the memory requests and responses.</text:p>
      <text:p text:style-name="Text_20_body">The requests are defined in the cache model, therefore, the memory controller does not have the definition. For this reason, the event handler should be a template function as follows:</text:p>
      <text:p text:style-name="Text_20_body"/>
      <table:table table:name="Table1" table:style-name="Table1">
        <table:table-column table:style-name="Table1.A"/>
        <table:table-row>
          <table:table-cell table:style-name="Table1.A1" office:value-type="string">
            <text:p text:style-name="Preformatted_20_Text"><text:span text:style-name="T3">template</text:span>&lt;<text:span text:style-name="T3">typename</text:span> T&gt;</text:p>
            <text:p text:style-name="Preformatted_20_Text"><text:span text:style-name="T4">void</text:span> handler(<text:span text:style-name="T4">int</text:span>, manifold::uarch::NetworkPacket* pkt)</text:p>
            <text:p text:style-name="Preformatted_20_Text">{</text:p>
            <text:p text:style-name="Preformatted_20_Text"><text:s text:c="4"/>T* request = (T*)(pkt-&gt;data);</text:p>
            <text:p text:style-name="Preformatted_20_Text"/>
            <text:p text:style-name="Preformatted_20_Text"><text:s text:c="4"/><text:span text:style-name="T4">bool</text:span> isRead = request-&gt;is_read();</text:p>
            <text:p text:style-name="Preformatted_20_Text"><text:s text:c="4"/>uint64_t addr = request-&gt;get_addr();</text:p>
            <text:p text:style-name="Preformatted_20_Text"><text:s text:c="4"/>...</text:p>
            <text:p text:style-name="P7">}</text:p>
          </table:table-cell>
        </table:table-row>
      </table:table>
      <text:p text:style-name="Standard"/>
      <text:p text:style-name="P15"/>
      <text:p text:style-name="P16">As can be seen, the request from cache is supposed to implement the following two functions:</text:p>
      <text:list xml:id="list1075851432" text:style-name="L8">
        <text:list-item>
          <text:p text:style-name="P30"><text:span text:style-name="Source_20_Text"><text:span text:style-name="T2">get_addr()</text:span></text:span>. This functions returns a 64-bit integer that is the memory address for which the cache request is made. </text:p>
        </text:list-item>
        <text:list-item>
          <text:p text:style-name="P17"><text:span text:style-name="Source_20_Text"><text:span text:style-name="T2">is_read()</text:span></text:span>. This function returns true if the request is a read(load), and false if it is a write(store). </text:p>
        </text:list-item>
      </text:list>
      <text:p text:style-name="Text_20_body">For response, the memory controller model can reuse the data type of the cache's requests, or it can define its own. In the latter case, the data type must also support the same two functions above.</text:p>
      <text:p text:style-name="Text_20_body"/>
      <text:h text:style-name="Heading_20_2" text:outline-level="2"><text:bookmark text:name="sec_msg_type1"/>Message Types</text:h>
      <text:p text:style-name="Text_20_body">The responses sent by the memory controller model use a message type (the type filed of NetworkPacket) that should be different from other message types. Therefore, the memory controller developer should not hard code the message type value. Instead, the type should be set in the constructor or an access function. The system model builder is responsible for setting the types.</text:p>
      <text:p text:style-name="P15"/>
      <text:p text:style-name="P15"/>
      <text:p text:style-name="P15"/>
      <text:p text:style-name="P15"/>
      <text:h text:style-name="Heading_20_1" text:outline-level="1"><text:bookmark text:name="sec_serialization"/>Data Serialization and De-serialization</text:h>
      <text:p text:style-name="Text_20_body">When a component sends data to another, if the two components are assigned to different LPs, then the data must be serialized at the sending LP and de-serialized at the receiving LP. Manifold provides default serialization and de-serialization functions. In most cases, the default functions should suffice. <text:soft-page-break/>However, the user has to write customized serialization / de-serialization functions if the data type contains one or more of the following:</text:p>
      <text:list xml:id="list220929560" text:style-name="L10">
        <text:list-item>
          <text:p text:style-name="P31">pointers </text:p>
        </text:list-item>
        <text:list-item>
          <text:p text:style-name="P31">references </text:p>
        </text:list-item>
        <text:list-item>
          <text:p text:style-name="P31">STL containers, including strings </text:p>
        </text:list-item>
        <text:list-item>
          <text:p text:style-name="P19">an object that contains one or more of the above </text:p>
        </text:list-item>
      </text:list>
      <text:p text:style-name="Text_20_body">Writing customized serialization / de-serialization functions essentially requires writing three template specialization functions in the manifold::kernel namespace, as shown in the following example.</text:p>
      <text:p text:style-name="P15"/>
      <text:p text:style-name="Text_20_body"/>
      <table:table table:name="Table2" table:style-name="Table2">
        <table:table-column table:style-name="Table2.A"/>
        <table:table-row>
          <table:table-cell table:style-name="Table2.A1" office:value-type="string">
            <text:p text:style-name="Preformatted_20_Text"><text:span text:style-name="T3">namespace</text:span> manifold {</text:p>
            <text:p text:style-name="Preformatted_20_Text"><text:span text:style-name="T3">namespace</text:span> kernel {</text:p>
            <text:p text:style-name="Preformatted_20_Text"/>
            <text:p text:style-name="Preformatted_20_Text"><text:span text:style-name="T3">template</text:span>&lt;&gt;</text:p>
            <text:p text:style-name="Preformatted_20_Text">size_t Get_serialize_size&lt;MyDataType&gt;(<text:span text:style-name="T3">const</text:span> MyDataType* data);</text:p>
            <text:p text:style-name="Preformatted_20_Text"/>
            <text:p text:style-name="Preformatted_20_Text"><text:span text:style-name="T3">template</text:span>&lt;&gt;</text:p>
            <text:p text:style-name="Preformatted_20_Text">size_t Serialize&lt;MyDataType&gt;(MyDataType* data, <text:span text:style-name="T4">unsigned</text:span> <text:span text:style-name="T4">char</text:span>* buf);</text:p>
            <text:p text:style-name="Preformatted_20_Text"/>
            <text:p text:style-name="Preformatted_20_Text"><text:span text:style-name="T3">template</text:span>&lt;&gt;</text:p>
            <text:p text:style-name="Preformatted_20_Text">MyDataType* Deserialize&lt;MyDatatype&gt;(<text:span text:style-name="T4">unsigned</text:span> <text:span text:style-name="T4">char</text:span>* buf);</text:p>
            <text:p text:style-name="Preformatted_20_Text"/>
            <text:p text:style-name="Preformatted_20_Text">} //namespace kernel</text:p>
            <text:p text:style-name="P4">} //namespace manifold</text:p>
            <text:p text:style-name="Preformatted_20_Text"/>
          </table:table-cell>
        </table:table-row>
      </table:table>
      <text:p text:style-name="Standard"/>
      <text:list xml:id="list2052792901" text:style-name="L11">
        <text:list-item>
          <text:p text:style-name="P20"><text:span text:style-name="Source_20_Text"><text:span text:style-name="T2">Get_serialize_size()</text:span></text:span>: This function returns the size in bytes that is required for the serialized data. </text:p>
        </text:list-item>
      </text:list>
      <text:list xml:id="list1165893902" text:style-name="L12">
        <text:list-item>
          <text:p text:style-name="P21"><text:span text:style-name="Source_20_Text"><text:span text:style-name="T2">Serialize()</text:span></text:span>: This function serialize the data into a stream of bytes and store the results in a buffer. </text:p>
        </text:list-item>
      </text:list>
      <text:list xml:id="list821636830" text:style-name="L13">
        <text:list-item>
          <text:p text:style-name="P22"><text:span text:style-name="Source_20_Text"><text:span text:style-name="T2">Deserialize()</text:span></text:span>: This function takes a byte stream stored in a buffer and converts the bytes into an object of the given type. </text:p>
        </text:list-item>
      </text:list>
      <text:p text:style-name="Standard"/>
      <text:p text:style-name="Standard"/>
      <text:p text:style-name="Standard"/>
      <text:h text:style-name="Heading_20_1" text:outline-level="1">Open Questions</text:h>
      <text:p text:style-name="Text_20_body"/>
      <text:list xml:id="list739804102" text:style-name="L9">
        <text:list-item>
          <text:p text:style-name="P18">Currently, for the processor-cache interface, the cache's response must be the same data type as the requests sent by the processor. The reason is some processor model (e.g., Zesto) carries some private data in the requests and requires the same data to be returned in the cache's response. It might be more flexible if a flag is passed to the cache model's contructor that indicates whether or not the cache's response should use the data type of the requests.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 svg:font-family="'Times new roman'" style:font-family-generic="roman"/>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Nimbus Mono L" svg:font-family="'Nimbus Mono 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1" style:font-name-complex="DejaVu Sans Mono"/>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un Wang</meta:initial-creator>
    <meta:creation-date>2010-11-17T15:41:10</meta:creation-date>
    <dc:date>2013-02-21T17:20:13</dc:date>
    <dc:creator>jwang </dc:creator>
    <meta:editing-duration>PT79H57M41S</meta:editing-duration>
    <meta:editing-cycles>345</meta:editing-cycles>
    <meta:generator>OpenOffice.org/3.2$Unix OpenOffice.org_project/320m12$Build-9483</meta:generator>
    <meta:document-statistic meta:table-count="9" meta:image-count="0" meta:object-count="0" meta:page-count="7" meta:paragraph-count="155" meta:word-count="1744" meta:character-count="11061"/>
  </office:meta>
</office:document-meta>
</file>